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1.101cm" style:auto-text-indent="false"/>
    </style:style>
    <style:style style:name="P4" style:family="paragraph" style:parent-style-name="Standard">
      <style:paragraph-properties fo:margin-left="9.991cm" fo:margin-right="0cm" fo:line-height="150%" fo:text-align="start" style:justify-single-word="false" fo:text-indent="0cm" style:auto-text-indent="false"/>
      <style:text-properties fo:color="#000000" loext:opacity="100%"/>
    </style:style>
    <style:style style:name="P5" style:family="paragraph" style:parent-style-name="Standard">
      <style:paragraph-properties fo:margin-left="9.991cm" fo:margin-right="0cm" fo:text-align="start" style:justify-single-word="false" fo:text-indent="0cm" style:auto-text-indent="false"/>
      <style:text-properties fo:color="#000000" loext:opacity="100%"/>
    </style:style>
    <style:style style:name="P6" style:family="paragraph" style:parent-style-name="Standard">
      <style:paragraph-properties fo:margin-left="9.991cm" fo:margin-right="0cm" fo:text-align="start" style:justify-single-word="false" fo:text-indent="1.109cm" style:auto-text-indent="false"/>
      <style:text-properties fo:color="#000000" loext:opacity="100%"/>
    </style:style>
    <style:style style:name="P7" style:family="paragraph" style:parent-style-name="Bez_20_odstępów">
      <style:paragraph-properties fo:text-align="end" style:justify-single-word="false"/>
    </style:style>
    <style:style style:name="P8" style:family="paragraph" style:parent-style-name="Bez_20_odstępów">
      <style:paragraph-properties fo:text-align="start" style:justify-single-word="false"/>
      <style:text-properties fo:color="#000000" loext:opacity="100%" style:font-name="Liberation Serif" fo:font-weight="normal" style:font-weight-asian="normal" style:font-weight-complex="normal"/>
    </style:style>
    <style:style style:name="P9" style:family="paragraph" style:parent-style-name="Bez_20_odstępów">
      <style:paragraph-properties fo:text-align="center" style:justify-single-word="false"/>
      <style:text-properties fo:color="#000000" loext:opacity="100%" style:font-name="Liberation Serif" fo:font-weight="bold" style:font-weight-asian="bold"/>
    </style:style>
    <style:style style:name="P10" style:family="paragraph" style:parent-style-name="Bez_20_odstępów">
      <style:paragraph-properties fo:text-align="center" style:justify-single-word="false"/>
      <style:text-properties fo:color="#000000" loext:opacity="100%" style:font-name="Liberation Serif" fo:font-size="10pt" style:font-size-asian="10pt" style:font-size-complex="10pt"/>
    </style:style>
    <style:style style:name="P11" style:family="paragraph" style:parent-style-name="Bez_20_odstępów">
      <style:paragraph-properties fo:text-align="justify" style:justify-single-word="false"/>
      <style:text-properties fo:color="#000000" loext:opacity="100%" style:font-name="Liberation Serif" fo:font-size="10pt" style:font-size-asian="10pt" style:font-size-complex="10pt"/>
    </style:style>
    <style:style style:name="P12" style:family="paragraph" style:parent-style-name="Bez_20_odstępów">
      <style:paragraph-properties fo:text-align="center" style:justify-single-word="false"/>
      <style:text-properties fo:color="#000000" loext:opacity="100%" style:font-name="Liberation Serif"/>
    </style:style>
    <style:style style:name="P13" style:family="paragraph" style:parent-style-name="Bez_20_odstępów">
      <style:paragraph-properties fo:text-align="justify" style:justify-single-word="false"/>
      <style:text-properties fo:color="#000000" loext:opacity="100%" style:font-name="Liberation Serif"/>
    </style:style>
    <style:style style:name="P14" style:family="paragraph" style:parent-style-name="Bez_20_odstępów">
      <style:paragraph-properties fo:text-align="justify" style:justify-single-word="false"/>
      <style:text-properties fo:color="#000000" loext:opacity="100%" style:font-name="Liberation Serif" style:font-name-asian="Arial1"/>
    </style:style>
    <style:style style:name="P15" style:family="paragraph" style:parent-style-name="Bez_20_odstępów">
      <style:paragraph-properties fo:text-align="center" style:justify-single-word="false"/>
      <style:text-properties fo:color="#000000" loext:opacity="100%" style:font-name="Times New Roman" fo:font-weight="bold" style:font-weight-asian="bold"/>
    </style:style>
    <style:style style:name="P16" style:family="paragraph" style:parent-style-name="Bez_20_odstępów">
      <style:paragraph-properties fo:text-align="center" style:justify-single-word="false"/>
      <style:text-properties officeooo:paragraph-rsid="0012f43e"/>
    </style:style>
    <style:style style:name="P17" style:family="paragraph" style:parent-style-name="Bez_20_odstępów">
      <style:paragraph-properties fo:text-align="justify" style:justify-single-word="false"/>
      <style:text-properties officeooo:paragraph-rsid="001466ef"/>
    </style:style>
    <style:style style:name="P18" style:family="paragraph" style:parent-style-name="Bez_20_odstępów">
      <style:paragraph-properties fo:text-align="justify" style:justify-single-word="false"/>
    </style:style>
    <style:style style:name="P19" style:family="paragraph" style:parent-style-name="Bez_20_odstępów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Liberation Serif"/>
    </style:style>
    <style:style style:name="T3" style:family="text">
      <style:text-properties fo:color="#000000" loext:opacity="100%" style:font-name="Liberation Serif" fo:font-weight="normal" style:font-weight-asian="normal" style:font-weight-complex="normal"/>
    </style:style>
    <style:style style:name="T4" style:family="text">
      <style:text-properties fo:color="#000000" loext:opacity="100%" style:font-name="Liberation Serif" fo:font-weight="bold" style:font-weight-asian="bold"/>
    </style:style>
    <style:style style:name="T5" style:family="text">
      <style:text-properties fo:color="#000000" loext:opacity="100%" style:font-name="Liberation Serif" fo:font-size="12pt" style:font-size-asian="12pt"/>
    </style:style>
    <style:style style:name="T6" style:family="text">
      <style:text-properties fo:color="#000000" loext:opacity="100%" style:font-name="Liberation Serif" fo:font-size="12pt" officeooo:rsid="00164326" style:font-size-asian="12pt"/>
    </style:style>
    <style:style style:name="T7" style:family="text">
      <style:text-properties fo:color="#000000" loext:opacity="100%" style:font-name="Liberation Serif" fo:font-size="12pt" fo:font-weight="bold" style:font-name-asian="Arial1" style:font-size-asian="12pt" style:font-weight-asian="bold"/>
    </style:style>
    <style:style style:name="T8" style:family="text">
      <style:text-properties fo:color="#000000" loext:opacity="100%" style:font-name="Liberation Serif" fo:font-size="12pt" fo:font-weight="bold" officeooo:rsid="0012f43e" style:font-name-asian="Arial1" style:font-size-asian="12pt" style:font-weight-asian="bold"/>
    </style:style>
    <style:style style:name="T9" style:family="text">
      <style:text-properties fo:color="#000000" loext:opacity="100%" style:font-name="Liberation Serif" fo:font-style="italic" style:font-name-asian="Arial1" style:font-style-asian="italic"/>
    </style:style>
    <style:style style:name="T10" style:family="text">
      <style:text-properties fo:color="#000000" loext:opacity="100%" style:font-name="Liberation Serif" fo:font-size="10pt" style:font-size-asian="10pt" style:font-size-complex="10pt"/>
    </style:style>
    <style:style style:name="T11" style:family="text">
      <style:text-properties fo:color="#000000" loext:opacity="100%" style:font-name="Liberation Serif" style:font-name-asian="Arial1"/>
    </style:style>
    <style:style style:name="T12" style:family="text">
      <style:text-properties fo:color="#000000" loext:opacity="100%" style:font-name="Times New Roman" fo:font-weight="bold" style:font-weight-asian="bold"/>
    </style:style>
    <style:style style:name="T13" style:family="text">
      <style:text-properties fo:color="#000000" loext:opacity="100%" style:language-asian="pl" style:country-asian="PL" style:font-name-complex="Times New Roman1"/>
    </style:style>
    <style:style style:name="T14" style:family="text">
      <style:text-properties fo:color="#000000" loext:opacity="100%" style:language-asian="pl" style:country-asian="PL" style:font-name-complex="Times New Roman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3">Gdańsk, ……………………….</text:span></text:p>
      <text:p text:style-name="P8" loext:marker-style-name="T3"/>
      <text:p text:style-name="P2" loext:marker-style-name="T1"><text:span text:style-name="T1">………………………………………..…</text:span><text:span text:style-name="T1"/></text:p>
      <text:p text:style-name="P2" loext:marker-style-name="T1"><text:span text:style-name="T1"><text:s text:c="11"/>Imię i Nazwisko działkowca</text:span><text:span text:style-name="T1"/></text:p>
      <text:p text:style-name="P4" loext:marker-style-name="T1"/>
      <text:p text:style-name="P2" loext:marker-style-name="T1"><text:span text:style-name="T1">……………………………………..……</text:span><text:span text:style-name="T1"/></text:p>
      <text:p text:style-name="P5" loext:marker-style-name="T1"/>
      <text:p text:style-name="P2" loext:marker-style-name="T1"><text:span text:style-name="T1">……………………………………..……</text:span><text:span text:style-name="T1"/></text:p>
      <text:p text:style-name="P3" loext:marker-style-name="T1"><text:span text:style-name="T1"><text:s text:c="7"/>Adres zamieszkania</text:span><text:span text:style-name="T1"/></text:p>
      <text:p text:style-name="P6" loext:marker-style-name="T1"/>
      <text:p text:style-name="P2" loext:marker-style-name="T1"><text:span text:style-name="T1">……………………………………..……</text:span><text:span text:style-name="T1"/></text:p>
      <text:p text:style-name="P2" loext:marker-style-name="T1"><text:span text:style-name="T1"><text:s text:c="19"/>Nr działki/Sektor</text:span><text:span text:style-name="T1"/></text:p>
      <text:p text:style-name="P15" loext:marker-style-name="T12"/>
      <text:p text:style-name="P9" loext:marker-style-name="T4"/>
      <text:p text:style-name="P10" loext:marker-style-name="T1"><text:span text:style-name="T4"/></text:p>
      <text:p text:style-name="P10" loext:marker-style-name="T1"><text:span text:style-name="T4"/></text:p>
      <text:p text:style-name="P16" loext:marker-style-name="T1"><text:span text:style-name="T7">Z</text:span><text:span text:style-name="T8">GODA NA PRZETWARZANIE DANYCH OSOBOWYCH PRZEZ </text:span></text:p>
      <text:p text:style-name="P16" loext:marker-style-name="T1"><text:span text:style-name="T8">ROD IM. A. DICKMANA W GDAŃSKU</text:span></text:p>
      <text:p text:style-name="P12" loext:marker-style-name="T1"/>
      <text:p text:style-name="P17" loext:marker-style-name="T1"><text:span text:style-name="T6">Wyrażam zgodę na przetwarzanie moich danych osobowych w zakresie: zbierania, ewidencjonowania, przechowywania, przeglądania i analizowania, przekazywania innym jednostkom Polskiego Związku Działkowców (PZD), udostępniania organom państwowym na ich żądanie, modyfikowania oraz usuwania z ewidencji — w celach związanych z realizacją umowy dzierżawy działkowej, prowadzeniem Rodzinnego Ogrodu Działkowego (ROD) oraz wykonywaniem obowiązków wynikających z członkostwa w PZD.<text:line-break/>Wyrażam również zgodę na umieszczenie informacji o wysokości opłat za działkę i zużytą energię elektryczną (numer działki, sektor oraz kwoty opłat) na tablicy ogłoszeń. <text:line-break/><text:line-break/>Oświadczam, że zgoda została przeze mnie udzielona dobrowolnie. Zostałam/em poinformowana/y o przysługującym mi prawie dostępu do treści moich danych, ich poprawiania oraz wycofania zgody na ich przetwarzanie w dowolnym momencie.</text:span></text:p>
      <text:p text:style-name="P18" loext:marker-style-name="T2"><text:span text:style-name="T9"/></text:p>
      <text:p text:style-name="P13" loext:marker-style-name="T2"/>
      <text:p text:style-name="P14" loext:marker-style-name="T11"/>
      <text:p text:style-name="P14" loext:marker-style-name="T11"/>
      <text:p text:style-name="P18" loext:marker-style-name="T1"><text:span text:style-name="T11"><text:s text:c="99"/>…………………………………………………</text:span><text:span text:style-name="T11"/></text:p>
      <text:p text:style-name="P18" loext:marker-style-name="T1"><text:span text:style-name="T9"><text:s text:c="113"/>(podpis osoby wyrażającej zgodę)</text:span><text:span text:style-name="T9"/></text:p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9" loext:marker-style-name="T1"><text:span text:style-name="T2">_______________________________________________________________________________________</text:span><text:span text:style-name="T2"/></text:p>
      <text:p text:style-name="P1"><text:span text:style-name="T13">Wypełniony i czytelnie podpisany druk oświadczenia prosimy przekazać do Biura ROD osobiście lub pocztą na adres: ROD im. A. Dickmana, ul. Bytowska 4B, 80-328 Gdańsk lub w postaci skanu wypełnionego oświadczenia i przesłanego na adres e-mail: </text:span><text:span text:style-name="T14">roddickmanagdansk@pzd.p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ez_20_odstępów" style:display-name="Bez odstępów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l" fo:country="PL" style:letter-kerning="tru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2T19:58:37.737000000</dc:date>
    <meta:editing-duration>PT11M15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5" meta:word-count="177" meta:character-count="1752" meta:non-whitespace-character-count="1337"/>
  </office:meta>
</office:document-meta>
</file>